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972in" fo:line-height="120%" style:page-number="1"/>
      <style:text-properties fo:font-style="italic" style:font-style-asian="italic" fo:color="#2F5496" fo:font-size="25pt" style:font-size-asian="25pt" style:font-size-complex="25pt"/>
    </style:style>
    <style:style style:name="P3" style:parent-style-name="Standard" style:family="paragraph">
      <style:paragraph-properties fo:text-align="center" fo:margin-bottom="0.0972in" fo:line-height="120%"/>
    </style:style>
    <style:style style:name="T4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P5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6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7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8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9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0" style:parent-style-name="Standard" style:family="paragraph">
      <style:paragraph-properties fo:text-align="center" fo:margin-bottom="0.0972in" fo:line-height="120%"/>
    </style:style>
    <style:style style:name="T11" style:parent-style-name="Car.predefinitoparagrafo" style:family="text">
      <style:text-properties fo:font-weight="bold" style:font-weight-asian="bold" fo:font-style="italic" style:font-style-asian="italic" fo:font-variant="small-caps" fo:color="#4472C4" fo:font-size="42pt" style:font-size-asian="42pt" style:font-size-complex="42pt"/>
    </style:style>
    <style:style style:name="P12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3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4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5" style:parent-style-name="Standard" style:family="paragraph">
      <style:paragraph-properties fo:margin-bottom="0.0972in" fo:line-height="120%"/>
      <style:text-properties fo:font-style="italic" style:font-style-asian="italic" fo:color="#2F5496" fo:font-size="19pt" style:font-size-asian="19pt" style:font-size-complex="19pt"/>
    </style:style>
    <style:style style:name="P16" style:parent-style-name="Standard" style:family="paragraph">
      <style:paragraph-properties fo:text-align="center" fo:margin-bottom="0.0972in" fo:line-height="120%"/>
    </style:style>
    <style:style style:name="T17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P18" style:parent-style-name="Standard" style:family="paragraph">
      <style:paragraph-properties fo:text-align="center" fo:margin-bottom="0.0972in" fo:line-height="120%"/>
    </style:style>
    <style:style style:name="T19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T20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T21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T22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T23" style:parent-style-name="Car.predefinitoparagrafo" style:family="text">
      <style:text-properties fo:color="#2F5496" fo:font-size="14pt" style:font-size-asian="14pt" style:font-size-complex="14pt"/>
    </style:style>
    <style:style style:name="P24" style:parent-style-name="Titolo2" style:family="paragraph">
      <style:paragraph-properties fo:line-height="200%"/>
    </style:style>
    <style:style style:name="T25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26" style:parent-style-name="Standard" style:family="paragraph">
      <style:paragraph-properties fo:line-height="200%" fo:text-indent="0.5in"/>
    </style:style>
    <style:style style:name="T27" style:parent-style-name="Car.predefinitoparagrafo" style:family="text">
      <style:text-properties fo:font-weight="bold" style:font-weight-asian="bold" fo:font-style="italic" style:font-style-asian="italic"/>
    </style:style>
    <style:style style:name="T28" style:parent-style-name="Car.predefinitoparagrafo" style:family="text">
      <style:text-properties fo:font-style="italic" style:font-style-asian="italic"/>
    </style:style>
    <style:style style:name="P29" style:parent-style-name="Titolo2" style:family="paragraph">
      <style:paragraph-properties fo:line-height="200%"/>
    </style:style>
    <style:style style:name="T30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31" style:parent-style-name="Standard" style:family="paragraph">
      <style:paragraph-properties fo:line-height="200%" fo:text-indent="0.5in"/>
    </style:style>
    <style:style style:name="T32" style:parent-style-name="Car.predefinitoparagrafo" style:family="text">
      <style:text-properties fo:font-weight="bold" style:font-weight-asian="bold" fo:font-style="italic" style:font-style-asian="italic"/>
    </style:style>
    <style:style style:name="T33" style:parent-style-name="Car.predefinitoparagrafo" style:family="text">
      <style:text-properties fo:font-style="italic" style:font-style-asian="italic"/>
    </style:style>
    <style:style style:name="P34" style:parent-style-name="Standard" style:family="paragraph">
      <style:paragraph-properties fo:line-height="200%" fo:text-indent="0.5in"/>
    </style:style>
    <style:style style:name="T35" style:parent-style-name="Car.predefinitoparagrafo" style:family="text">
      <style:text-properties fo:font-style="italic" style:font-style-asian="italic"/>
    </style:style>
    <style:style style:name="T36" style:parent-style-name="Car.predefinitoparagrafo" style:family="text">
      <style:text-properties fo:font-weight="bold" style:font-weight-asian="bold" fo:font-style="italic" style:font-style-asian="italic"/>
    </style:style>
    <style:style style:name="T37" style:parent-style-name="Car.predefinitoparagrafo" style:family="text">
      <style:text-properties fo:font-weight="bold" style:font-weight-asian="bold" fo:font-style="italic" style:font-style-asian="italic"/>
    </style:style>
    <style:style style:name="T38" style:parent-style-name="Car.predefinitoparagrafo" style:family="text">
      <style:text-properties fo:font-weight="bold" style:font-weight-asian="bold" fo:font-style="italic" style:font-style-asian="italic"/>
    </style:style>
    <style:style style:name="P39" style:parent-style-name="Standard" style:family="paragraph">
      <style:paragraph-properties fo:line-height="200%"/>
    </style:style>
    <style:style style:name="T40" style:parent-style-name="Car.predefinitoparagrafo" style:family="text">
      <style:text-properties fo:font-style="italic" style:font-style-asian="italic"/>
    </style:style>
    <style:style style:name="T41" style:parent-style-name="Car.predefinitoparagrafo" style:family="text">
      <style:text-properties fo:font-style="italic" style:font-style-asian="italic"/>
    </style:style>
    <style:style style:name="T42" style:parent-style-name="Car.predefinitoparagrafo" style:family="text">
      <style:text-properties style:font-name="Times New Roman" style:font-name-asian="Times New Roman" style:font-name-complex="Times New Roman" fo:font-style="italic" style:font-style-asian="italic"/>
    </style:style>
    <style:style style:name="T43" style:parent-style-name="Car.predefinitoparagrafo" style:family="text">
      <style:text-properties fo:font-style="italic" style:font-style-asian="italic"/>
    </style:style>
    <style:style style:name="T44" style:parent-style-name="Car.predefinitoparagrafo" style:family="text">
      <style:text-properties fo:font-style="italic" style:font-style-asian="italic"/>
    </style:style>
    <style:style style:name="P45" style:parent-style-name="Standard" style:family="paragraph">
      <style:paragraph-properties fo:line-height="200%"/>
    </style:style>
    <style:style style:name="T46" style:parent-style-name="Car.predefinitoparagrafo" style:family="text">
      <style:text-properties fo:font-style="italic" style:font-style-asian="italic"/>
    </style:style>
    <style:style style:name="P47" style:parent-style-name="Standard" style:family="paragraph">
      <style:paragraph-properties fo:line-height="200%" fo:text-indent="0.5in"/>
    </style:style>
    <style:style style:name="T48" style:parent-style-name="Car.predefinitoparagrafo" style:family="text">
      <style:text-properties fo:font-style="italic" style:font-style-asian="italic"/>
    </style:style>
    <style:style style:name="T49" style:parent-style-name="Car.predefinitoparagrafo" style:family="text">
      <style:text-properties fo:font-style="italic" style:font-style-asian="italic"/>
    </style:style>
    <style:style style:name="P50" style:parent-style-name="Titolo2" style:family="paragraph">
      <style:paragraph-properties fo:line-height="200%"/>
    </style:style>
    <style:style style:name="T51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T52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TableColumn54" style:family="table-column">
      <style:table-column-properties style:column-width="2.0125in" style:use-optimal-column-width="false"/>
    </style:style>
    <style:style style:name="TableColumn55" style:family="table-column">
      <style:table-column-properties style:column-width="4.1444in" style:use-optimal-column-width="false"/>
    </style:style>
    <style:style style:name="Table53" style:family="table">
      <style:table-properties style:width="6.1569in" fo:margin-left="-0.2284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59" style:parent-style-name="Car.predefinitoparagrafo" style:family="text">
      <style:text-properties fo:font-weight="bold" style:font-weight-asian="bold"/>
    </style:style>
    <style:style style:name="TableCell60" style:family="table-cell">
      <style:table-cell-properties fo:border="0.0069in solid #000001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62" style:parent-style-name="Car.predefinitoparagrafo" style:family="text">
      <style:text-properties fo:font-weight="bold" style:font-weight-asian="bold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1" fo:border-left="0.0069in solid #000001" fo:border-bottom="0.0069in solid #000001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.0972in" fo:line-height="120%"/>
    </style:style>
    <style:style style:name="TableCell66" style:family="table-cell">
      <style:table-cell-properties fo:border="0.0069in solid #000001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.0972in" fo:line-height="120%"/>
    </style:style>
    <style:style style:name="P68" style:parent-style-name="Titolo2" style:family="paragraph">
      <style:paragraph-properties fo:line-height="200%"/>
    </style:style>
    <style:style style:name="T69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70" style:parent-style-name="Standard" style:family="paragraph">
      <style:paragraph-properties fo:line-height="200%" fo:margin-left="0.5in" fo:text-indent="-0.5in">
        <style:tab-stops/>
      </style:paragraph-properties>
    </style:style>
    <style:style style:name="T71" style:parent-style-name="Car.predefinitoparagrafo" style:family="text">
      <style:text-properties fo:font-style="italic" style:font-style-asian="italic"/>
    </style:style>
    <style:style style:name="P72" style:parent-style-name="Standard" style:family="paragraph">
      <style:paragraph-properties fo:line-height="200%"/>
    </style:style>
    <style:style style:name="T73" style:parent-style-name="Car.predefinitoparagrafo" style:family="text">
      <style:text-properties style:font-name="Arial" style:font-name-asian="Arial" style:font-name-complex="Arial" fo:font-style="italic" style:font-style-asian="italic"/>
    </style:style>
    <style:style style:name="T74" style:parent-style-name="Car.predefinitoparagrafo" style:family="text">
      <style:text-properties style:font-name="Arial" style:font-name-asian="Arial" style:font-name-complex="Arial" fo:font-size="11pt" style:font-size-asian="11pt" style:font-size-complex="11pt"/>
    </style:style>
    <style:style style:name="T75" style:parent-style-name="Car.predefinitoparagrafo" style:family="text">
      <style:text-properties style:font-name="Arial" style:font-name-asian="Arial" style:font-name-complex="Arial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76" style:parent-style-name="Titolo2" style:family="paragraph">
      <style:paragraph-properties fo:line-height="200%"/>
    </style:style>
    <style:style style:name="T77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78" style:parent-style-name="Standard" style:family="paragraph">
      <style:paragraph-properties fo:line-height="200%"/>
    </style:style>
    <style:style style:name="T79" style:parent-style-name="Car.predefinitoparagrafo" style:family="text">
      <style:text-properties style:font-name="Times New Roman" style:font-name-asian="Times New Roman" style:font-name-complex="Times New Roman"/>
    </style:style>
    <style:style style:name="T80" style:parent-style-name="Car.predefinitoparagrafo" style:family="text">
      <style:text-properties style:font-name="Times New Roman" style:font-name-asian="Times New Roman" style:font-name-complex="Times New Roman"/>
    </style:style>
    <style:style style:name="T81" style:parent-style-name="Car.predefinitoparagrafo" style:family="text">
      <style:text-properties style:font-name="Times New Roman" style:font-name-asian="Times New Roman" style:font-name-complex="Times New Roman"/>
    </style:style>
    <style:style style:name="T82" style:parent-style-name="Car.predefinitoparagrafo" style:family="text">
      <style:text-properties style:font-name="Times New Roman" style:font-name-asian="Times New Roman" style:font-name-complex="Times New Roman"/>
    </style:style>
    <style:style style:name="T83" style:parent-style-name="Car.predefinitoparagrafo" style:family="text">
      <style:text-properties style:font-name="Times New Roman" style:font-name-asian="Times New Roman" style:font-name-complex="Times New Roman"/>
    </style:style>
    <style:style style:name="T84" style:parent-style-name="Rimandocommento" style:family="text">
      <style:text-properties style:font-name-complex="Mangal"/>
    </style:style>
    <style:style style:name="T85" style:parent-style-name="Car.predefinitoparagrafo" style:family="text">
      <style:text-properties style:font-name="Times New Roman" style:font-name-asian="Times New Roman" style:font-name-complex="Times New Roman"/>
    </style:style>
    <style:style style:name="P86" style:parent-style-name="Titolo1" style:family="paragraph">
      <style:paragraph-properties fo:line-height="200%"/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87" style:parent-style-name="Titolo1" style:family="paragraph">
      <style:paragraph-properties fo:line-height="200%"/>
    </style:style>
    <style:style style:name="T88" style:parent-style-name="Car.predefinitoparagrafo" style:family="text"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89" style:parent-style-name="Titolo2" style:family="paragraph">
      <style:paragraph-properties fo:line-height="200%"/>
    </style:style>
    <style:style style:name="T9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91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T92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93" style:parent-style-name="Standard" style:family="paragraph">
      <style:paragraph-properties fo:line-height="200%"/>
    </style:style>
    <style:style style:name="T94" style:parent-style-name="Car.predefinitoparagrafo" style:family="text">
      <style:text-properties style:font-name="Times New Roman" style:font-name-asian="Times New Roman" style:font-name-complex="Times New Roman"/>
    </style:style>
    <style:style style:name="T95" style:parent-style-name="Car.predefinitoparagrafo" style:family="text">
      <style:text-properties style:font-name="Times New Roman" style:font-name-asian="Times New Roman" style:font-name-complex="Times New Roman"/>
    </style:style>
    <style:style style:name="T96" style:parent-style-name="Rimandocommento" style:family="text">
      <style:text-properties style:font-name-complex="Mangal"/>
    </style:style>
    <style:style style:name="T97" style:parent-style-name="Car.predefinitoparagrafo" style:family="text">
      <style:text-properties style:font-name="Times New Roman" style:font-name-asian="Times New Roman" style:font-name-complex="Times New Roman"/>
    </style:style>
    <style:style style:name="T98" style:parent-style-name="Car.predefinitoparagrafo" style:family="text">
      <style:text-properties style:font-name="Times New Roman" style:font-name-asian="Times New Roman" style:font-name-complex="Times New Roman"/>
    </style:style>
    <style:style style:name="T99" style:parent-style-name="Car.predefinitoparagrafo" style:family="text">
      <style:text-properties style:font-name="Times New Roman" style:font-name-asian="Times New Roman" style:font-name-complex="Times New Roman"/>
    </style:style>
    <style:style style:name="P100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01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02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03" style:parent-style-name="Standard" style:family="paragraph">
      <style:paragraph-properties fo:line-height="200%"/>
    </style:style>
    <style:style style:name="T104" style:parent-style-name="Car.predefinitoparagrafo" style:family="text">
      <style:text-properties style:font-name="Times New Roman" style:font-name-asian="Times New Roman" style:font-name-complex="Times New Roman"/>
    </style:style>
    <style:style style:name="T105" style:parent-style-name="Car.predefinitoparagrafo" style:family="text">
      <style:text-properties style:font-name="Times New Roman" style:font-name-asian="Times New Roman" style:font-name-complex="Times New Roman"/>
    </style:style>
    <style:style style:name="T106" style:parent-style-name="Car.predefinitoparagrafo" style:family="text">
      <style:text-properties style:font-name="Times New Roman" style:font-name-asian="Times New Roman" style:font-name-complex="Times New Roman"/>
    </style:style>
    <style:style style:name="T107" style:parent-style-name="Car.predefinitoparagrafo" style:family="text">
      <style:text-properties style:font-name="Times New Roman" style:font-name-asian="Times New Roman" style:font-name-complex="Times New Roman"/>
    </style:style>
    <style:style style:name="T108" style:parent-style-name="Car.predefinitoparagrafo" style:family="text">
      <style:text-properties style:font-name="Times New Roman" style:font-name-asian="Times New Roman" style:font-name-complex="Times New Roman"/>
    </style:style>
    <style:style style:name="T109" style:parent-style-name="Car.predefinitoparagrafo" style:family="text">
      <style:text-properties style:font-name="Times New Roman" style:font-name-asian="Times New Roman" style:font-name-complex="Times New Roman"/>
    </style:style>
    <style:style style:name="T110" style:parent-style-name="Car.predefinitoparagrafo" style:family="text">
      <style:text-properties style:font-name="Times New Roman" style:font-name-asian="Times New Roman" style:font-name-complex="Times New Roman"/>
    </style:style>
    <style:style style:name="P111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2" style:parent-style-name="Normale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P113" style:parent-style-name="Titolo2" style:family="paragraph">
      <style:paragraph-properties fo:break-before="page" fo:line-height="200%"/>
    </style:style>
    <style:style style:name="T114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115" style:parent-style-name="Standard" style:family="paragraph">
      <style:paragraph-properties fo:line-height="200%" fo:text-indent="0.5in"/>
      <style:text-properties style:font-name="Times New Roman" style:font-name-asian="Times New Roman" style:font-name-complex="Times New Roman"/>
    </style:style>
    <style:style style:name="P116" style:parent-style-name="Standard" style:family="paragraph">
      <style:paragraph-properties fo:line-height="200%" fo:text-indent="0.5in"/>
    </style:style>
    <style:style style:name="T117" style:parent-style-name="Car.predefinitoparagrafo" style:family="text">
      <style:text-properties style:font-name="Times New Roman" style:font-name-asian="Times New Roman" style:font-name-complex="Times New Roman"/>
    </style:style>
    <style:style style:name="P118" style:parent-style-name="Standard" style:family="paragraph">
      <style:paragraph-properties fo:line-height="200%" fo:text-indent="0.5in"/>
    </style:style>
    <style:style style:name="T119" style:parent-style-name="Car.predefinitoparagrafo" style:family="text">
      <style:text-properties style:font-name="Times New Roman" style:font-name-asian="Times New Roman" style:font-name-complex="Times New Roman" fo:font-style="italic" style:font-style-asian="italic"/>
    </style:style>
    <style:style style:name="T120" style:parent-style-name="Car.predefinitoparagrafo" style:family="text">
      <style:text-properties style:font-name="Times New Roman" style:font-name-asian="Times New Roman" style:font-name-complex="Times New Roman"/>
    </style:style>
    <style:style style:name="T121" style:parent-style-name="Car.predefinitoparagrafo" style:family="text">
      <style:text-properties style:font-name="Times New Roman" style:font-name-asian="Times New Roman" style:font-name-complex="Times New Roman"/>
    </style:style>
    <style:style style:name="T122" style:parent-style-name="Car.predefinitoparagrafo" style:family="text">
      <style:text-properties style:font-name="Times New Roman" style:font-name-asian="Times New Roman" style:font-name-complex="Times New Roman"/>
    </style:style>
    <style:style style:name="P123" style:parent-style-name="Titolo2" style:family="paragraph">
      <style:paragraph-properties fo:line-height="200%"/>
    </style:style>
    <style:style style:name="T124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125" style:parent-style-name="Standard" style:family="paragraph">
      <style:paragraph-properties fo:line-height="200%"/>
    </style:style>
    <style:style style:name="T126" style:parent-style-name="Car.predefinitoparagrafo" style:family="text">
      <style:text-properties style:font-name="Times New Roman" style:font-name-asian="Times New Roman" style:font-name-complex="Times New Roman"/>
    </style:style>
    <style:style style:name="P127" style:parent-style-name="Titolo2" style:family="paragraph">
      <style:paragraph-properties fo:line-height="200%"/>
    </style:style>
    <style:style style:name="T128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129" style:parent-style-name="Standard" style:family="paragraph">
      <style:paragraph-properties fo:line-height="200%"/>
    </style:style>
    <style:style style:name="T130" style:parent-style-name="Car.predefinitoparagrafo" style:family="text">
      <style:text-properties style:font-name="Times New Roman" style:font-name-asian="Times New Roman" style:font-name-complex="Times New Roman"/>
    </style:style>
    <style:style style:name="P131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32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33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34" style:parent-style-name="Titolo1" style:family="paragraph">
      <style:paragraph-properties fo:line-height="200%"/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135" style:parent-style-name="Titolo1" style:family="paragraph">
      <style:paragraph-properties fo:break-before="page" fo:line-height="200%"/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136" style:parent-style-name="Titolo1" style:family="paragraph">
      <style:paragraph-properties fo:line-height="200%"/>
    </style:style>
    <style:style style:name="T137" style:parent-style-name="Car.predefinitoparagrafo" style:family="text"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138" style:parent-style-name="Standard" style:family="paragraph">
      <style:paragraph-properties fo:line-height="200%" fo:text-indent="0.5in"/>
    </style:style>
    <style:style style:name="T139" style:parent-style-name="Car.predefinitoparagrafo" style:family="text">
      <style:text-properties style:font-name="Times New Roman" style:font-name-asian="Times New Roman" style:font-name-complex="Times New Roman"/>
    </style:style>
    <style:style style:name="P140" style:parent-style-name="Standard" style:family="paragraph">
      <style:paragraph-properties fo:line-height="200%" fo:text-indent="0.5in"/>
    </style:style>
    <style:style style:name="T141" style:parent-style-name="Car.predefinitoparagrafo" style:family="text">
      <style:text-properties style:font-name="Times New Roman" style:font-name-asian="Times New Roman" style:font-name-complex="Times New Roman"/>
    </style:style>
    <style:style style:name="P142" style:parent-style-name="Standard" style:family="paragraph">
      <style:paragraph-properties fo:line-height="200%"/>
    </style:style>
    <style:style style:name="T143" style:parent-style-name="Car.predefinitoparagrafo" style:family="text">
      <style:text-properties style:font-name="Times New Roman" style:font-name-asian="Times New Roman" style:font-name-complex="Times New Roman"/>
    </style:style>
    <style:style style:name="T144" style:parent-style-name="Car.predefinitoparagrafo" style:family="text">
      <style:text-properties style:font-name="Times New Roman" style:font-name-asian="Times New Roman" style:font-name-complex="Times New Roman"/>
    </style:style>
    <style:style style:name="P145" style:parent-style-name="Standard" style:family="paragraph">
      <style:paragraph-properties fo:line-height="200%"/>
    </style:style>
    <style:style style:name="T146" style:parent-style-name="Car.predefinitoparagrafo" style:family="text">
      <style:text-properties style:font-name="Times New Roman" style:font-name-asian="Times New Roman" style:font-name-complex="Times New Roman"/>
    </style:style>
    <style:style style:name="P147" style:parent-style-name="Standard" style:family="paragraph">
      <style:paragraph-properties fo:line-height="200%"/>
    </style:style>
    <style:style style:name="T148" style:parent-style-name="Car.predefinitoparagrafo" style:family="text">
      <style:text-properties style:font-name="Times New Roman" style:font-name-asian="Times New Roman" style:font-name-complex="Times New Roman"/>
    </style:style>
    <style:style style:name="P149" style:parent-style-name="Standard" style:family="paragraph">
      <style:paragraph-properties fo:line-height="200%"/>
    </style:style>
    <style:style style:name="T150" style:parent-style-name="Car.predefinitoparagrafo" style:family="text">
      <style:text-properties style:font-name="Times New Roman" style:font-name-asian="Times New Roman" style:font-name-complex="Times New Roman"/>
    </style:style>
    <style:style style:name="P151" style:parent-style-name="Standard" style:family="paragraph">
      <style:paragraph-properties fo:line-height="200%" fo:text-indent="0.5in"/>
    </style:style>
    <style:style style:name="T152" style:parent-style-name="Car.predefinitoparagrafo" style:family="text">
      <style:text-properties style:font-name="Times New Roman" style:font-name-asian="Times New Roman" style:font-name-complex="Times New Roman"/>
    </style:style>
    <style:style style:name="P153" style:parent-style-name="Standard" style:family="paragraph">
      <style:paragraph-properties fo:line-height="200%"/>
    </style:style>
    <style:style style:name="T154" style:parent-style-name="Car.predefinitoparagrafo" style:family="text">
      <style:text-properties style:font-name="Times New Roman" style:font-name-asian="Times New Roman" style:font-name-complex="Times New Roman"/>
    </style:style>
    <style:style style:name="P155" style:parent-style-name="Standard" style:family="paragraph">
      <style:paragraph-properties fo:line-height="200%"/>
    </style:style>
    <style:style style:name="T156" style:parent-style-name="Car.predefinitoparagrafo" style:family="text">
      <style:text-properties style:font-name="Times New Roman" style:font-name-asian="Times New Roman" style:font-name-complex="Times New Roman"/>
    </style:style>
    <style:style style:name="T157" style:parent-style-name="Car.predefinitoparagrafo" style:family="text">
      <style:text-properties style:font-name="Times New Roman" style:font-name-asian="Times New Roman" style:font-name-complex="Times New Roman"/>
    </style:style>
    <style:style style:name="P158" style:parent-style-name="Standard" style:family="paragraph">
      <style:paragraph-properties fo:line-height="200%"/>
    </style:style>
    <style:style style:name="T159" style:parent-style-name="Car.predefinitoparagrafo" style:family="text">
      <style:text-properties style:font-name="Times New Roman" style:font-name-asian="Times New Roman" style:font-name-complex="Times New Roman"/>
    </style:style>
    <style:style style:name="P160" style:parent-style-name="Titolo2" style:family="paragraph">
      <style:paragraph-properties fo:line-height="200%"/>
    </style:style>
    <style:style style:name="T161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162" style:parent-style-name="Standard" style:family="paragraph">
      <style:paragraph-properties fo:line-height="200%"/>
    </style:style>
    <style:style style:name="T163" style:parent-style-name="Car.predefinitoparagrafo" style:family="text">
      <style:text-properties style:font-name="Times New Roman" style:font-name-asian="Times New Roman" style:font-name-complex="Times New Roman"/>
    </style:style>
    <style:style style:name="P164" style:parent-style-name="Standard" style:family="paragraph">
      <style:paragraph-properties fo:line-height="200%"/>
    </style:style>
    <style:style style:name="T165" style:parent-style-name="Car.predefinitoparagrafo" style:family="text">
      <style:text-properties style:font-name="Times New Roman" style:font-name-asian="Times New Roman" style:font-name-complex="Times New Roman"/>
    </style:style>
    <style:style style:name="P166" style:parent-style-name="Titolo2" style:family="paragraph">
      <style:paragraph-properties fo:line-height="200%"/>
    </style:style>
    <style:style style:name="T167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3"><text:span text:style-name="T4">Software Requirements Specification</text:span></text:p>
      <text:p text:style-name="P5"/>
      <text:p text:style-name="P6"/>
      <text:p text:style-name="P7"/>
      <text:p text:style-name="P8"/>
      <text:p text:style-name="P9"/>
      <text:p text:style-name="P10"><text:span text:style-name="T11">AiLift - Create</text:span></text:p>
      <text:p text:style-name="P12"/>
      <text:p text:style-name="P13"/>
      <text:p text:style-name="P14"/>
      <text:p text:style-name="P15"/>
      <text:p text:style-name="P16"><text:span text:style-name="T17">Version 1.0</text:span></text:p>
      <text:p text:style-name="P18"><text:span text:style-name="T19">3</text:span><text:span text:style-name="T20"><text:s/></text:span><text:span text:style-name="T21">/ 4 /</text:span><text:span text:style-name="T22"><text:s/>2017</text:span></text:p>
      <text:soft-page-break/>
      <text:h text:style-name="Titolo1" text:outline-level="1"><text:span text:style-name="T23">1.0. Introduction</text:span></text:h>
      <text:h text:style-name="P24" text:outline-level="2"><text:bookmark-start text:name="_gjdgxs"/><text:bookmark-end text:name="_gjdgxs"/><text:span text:style-name="T25">1.1. Purpose</text:span></text:h>
      <text:p text:style-name="P26">Lo scopo di questo documento è quello di presentare una<text:s/>descrizione dettagliata del sistema<text:s/><text:span text:style-name="T27">AiLift-Create</text:span><text:span text:style-name="T28">.<text:s/></text:span>Il documento descriverà lo scopo e le caratteristiche del sistema, le interfacce, cosa deve fare il sistema e i <text:s/>vincoli in cui deve operare e come <text:s/>il sistema reagirà agli stimoli esterni. Il documento è<text:s/>stato scritto sia per gli stakeholders che per gli sviluppatori.</text:p>
      <text:h text:style-name="P29" text:outline-level="2"><text:bookmark-start text:name="_30j0zll"/><text:bookmark-end text:name="_30j0zll"/><text:span text:style-name="T30">1.2. Scope of the Project</text:span></text:h>
      <text:p text:style-name="P31">Lo scopo del progetto è quello di creare un modulo software interno al progetto<text:s/><text:span text:style-name="T32">AiLift - Create</text:span>, che gestisca l’interfaccia tra il<text:s/>sistema<text:s/>di generazione dei progetti ascensori, sviluppato dal Laboratorio<text:s/><text:span text:style-name="T33">AIMSLab</text:span>, e<text:s/>un Installatore, che usufruirà del servizio tramite interfaccia web.<text:s/>Il modulo software,<text:s/>in particolare,<text:s/>deve<text:s/>usare una libreria per la visualizzazione e la manipolazione di oggetti<text:s/>di disegno<text:s/>bidimensionali e tridimensionali atti a rappresentare il sistema di elevazione<text:s/>tramite<text:s/>web application. La stessa fornisce tramite interfaccia grafica l’inserimento dei parametri di progetto.</text:p>
      <text:p text:style-name="P34">In primo luogo<text:s/>è necessario uno studio<text:s/>riguardo alla libreria<text:s/>da utilizzare per verificare che sia la scelta migliore in termini di semplicità di sviluppo, prestazioni, funzionalità<text:s/>e, se possibile, costo (piattaforma<text:s/>open source).<text:s/>Funzione di tale libreria sarà quella di sviluppare un programma in Java da cui generare codice JavaScript per la pagina web per visualizzare e interagire in tempo reale con i modelli<text:s/><text:span text:style-name="T35">CAD</text:span><text:s/>considerati.<text:s/>Le alternative considerate sono<text:s/><text:span text:style-name="T36">Q</text:span><text:span text:style-name="T37">Cad</text:span><text:s/>e<text:s/><text:span text:style-name="T38">OpenJsCad</text:span>, ma non ci si preclude la possibilità di una variazione in corso d’opera in tal senso.</text:p>
      <text:p text:style-name="P39"><text:s/><text:tab/>In dettaglio, il<text:s/>modulo software<text:s/>permette<text:s/>all’Installatore, previa registrazione, di inserire<text:s/>le<text:s/>misure opportune<text:s/>per<text:s/>generare il progetto<text:s/>per uno dei modelli di elevatore previsti (o di caricare un progetto su cui ha precedentemente lavorato).<text:s/>Non permette di caricare un proprio progetto<text:s/><text:span text:style-name="T40">CAD</text:span><text:s/>per<text:s/><text:soft-page-break/>visualizzarlo sulla piattaforma.<text:s/>A questo punto<text:s/>si può<text:s/>procedere con la manipolazione<text:s/>in tempo reale<text:s/>del modello tramite<text:s/><text:span text:style-name="T41">GUI<text:s/></text:span>(<text:span text:style-name="T42">scale, drag, move, quote</text:span>). Non sono permesse operazioni<text:s/><text:span text:style-name="T43">CAD</text:span><text:s/>più specifiche e che non siano fornite dall’interfaccia grafica. Al termine delle modifiche si può procedere al salvataggio o<text:s/>esportazione del proprio lavoro in formato<text:s/><text:span text:style-name="T44">“.dxf”</text:span>.</text:p>
      <text:p text:style-name="P45"><text:tab/>Obbiettivo del progetto è<text:s/>quello di garantire una piattaforma semplice e chiara che<text:s/>supporti l’installatore di elevatori durante i rilievi<text:s/><text:span text:style-name="T46">in loco</text:span>, garantendogli un’anteprima per effettuare valutazioni sul lavoro o mostrarlo al cliente interessato.<text:s/></text:p>
      <text:p text:style-name="P47">Infine, data la totale disponibilità e reperibilità garantitaci dal committente, verrà usato un approccio intermedio tra il classico<text:s/><text:span text:style-name="T48">plan-driver</text:span><text:s/>e<text:s/><text:span text:style-name="T49">agile</text:span>, con una consistente interazione con il committente stesso, che permetterà di rispondere meglio alle problematiche date dalla tipologia di progetto.</text:p>
      <text:h text:style-name="P50" text:outline-level="2"><text:bookmark-start text:name="_1fob9te"/><text:bookmark-end text:name="_1fob9te"/><text:span text:style-name="T51">1.3. Definitions,<text:s/></text:span><text:span text:style-name="T52">Acronyms and Abbreviations</text:span></text:h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text:span text:style-name="T59">Term</text:span></text:p>
          </table:table-cell>
          <table:table-cell table:style-name="TableCell60">
            <text:p text:style-name="P61"><text:span text:style-name="T62">Definition</text:span>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</table:table>
      <text:h text:style-name="P68" text:outline-level="2"><text:bookmark-start text:name="_3znysh7"/><text:bookmark-end text:name="_3znysh7"/><text:span text:style-name="T69">1.4. References</text:span></text:h>
      <text:p text:style-name="P70">IEEE.<text:s/><text:span text:style-name="T71">IEEE Std 830-1998 IEEE Recommended Practice for Software Requirements Specifications.</text:span><text:s/>IEEE Computer Society, 1998.</text:p>
      <text:p text:style-name="P72"><text:span text:style-name="T73">OpenJsCad</text:span><text:span text:style-name="T74">. Pagina di presentazione:<text:s/></text:span><text:a xlink:href="http://joostn.github.io/OpenJsCad/" office:target-frame-name="_top" xlink:show="replace"><text:span text:style-name="T75">http://joostn.github.io/OpenJsCad/</text:span></text:a></text:p>
      <text:h text:style-name="P76" text:outline-level="2"><text:bookmark-start text:name="_2et92p0"/><text:bookmark-end text:name="_2et92p0"/><text:span text:style-name="T77">1.5. Overview of Document</text:span></text:h>
      <text:p text:style-name="P78"><text:span text:style-name="T79">Il prossimo capitolo, Overall Description, di questo documento fornisce una v</text:span><text:span text:style-name="T80">isione panoramica sulle funzionalità del prodotto. Descrive in modo informale i <text:s/>requisiti e l’architettura del sistema, con una visione più vicina agli utenti del sistema. Il terzo capitolo, Requirements Specification, è scritto<text:s/></text:span><text:soft-page-break/><text:span text:style-name="T81">prevalentemente per gli sv</text:span><text:span text:style-name="T82">iluppatori, e descrive in termini tecnici i dettagli e le funzionalità del prodotto. Entrambe le sezioni descrivono il software integralmente, ma utilizzano diversi linguaggi e sono pensati per diverse<text:s/></text:span><text:span text:style-name="T83"><office:annotation office:name="0"><dc:creator>Enrico</dc:creator><dc:date>2017-03-29T15:41:00</dc:date><text:p text:style-name="Testocommento">Revision arrivata fino a qui</text:p></office:annotation>audiences</text:span><text:span text:style-name="T84"><office:annotation-end office:name="0"/></text:span><text:span text:style-name="T85">.</text:span></text:p>
      <text:h text:style-name="P86" text:outline-level="1"/>
      <text:h text:style-name="P87" text:outline-level="1"><text:span text:style-name="T88">2.0. Overall Description</text:span></text:h>
      <text:h text:style-name="P89" text:outline-level="2"><text:span text:style-name="T90"><draw:frame draw:z-index="251658240" draw:style-name="a0" draw:name="Immagine 3" text:anchor-type="paragraph" svg:x="0in" svg:y="0.17431in" svg:width="4.13194in" svg:height="2.47917in" style:rel-width="scale" style:rel-height="scale"><draw:image xlink:href="media/image1.png" xlink:type="simple" xlink:show="embed" xlink:actuate="onLoad"/><svg:title/><svg:desc>C:\Users\Enrico\AppData\Local\Microsoft\Windows\INetCache\Content.Word\AiLift (1).png</svg:desc></draw:frame></text:span><text:span text:style-name="T91">2.1. Product<text:s/></text:span><text:span text:style-name="T92">Perspective</text:span></text:h>
      <text:p text:style-name="P93"><text:span text:style-name="T94">Il sistema è composto da una Web Application, un Generatore di oggetti<text:s/></text:span><text:span text:style-name="T95"><office:annotation office:name="1"><dc:creator>Enrico</dc:creator><dc:date>2017-03-29T17:31:00</dc:date><text:p text:style-name="Testocommento">Modificare immagine (2d e 3d)</text:p></office:annotation>2D e 3D<text:s/></text:span><text:span text:style-name="T96"><office:annotation-end office:name="1"/></text:span><text:span text:style-name="T97">(memorizzati in un DB apposito), la Libreria CAD di cui si è discusso precedentemente e<text:s/></text:span><text:span text:style-name="T98">Sistema/Modulo Software</text:span><text:span text:style-name="T99"><text:s/>centrale.</text:span></text:p>
      <text:p text:style-name="P100">Dal lato client:<text:s/></text:p>
      <text:list text:style-name="LFO2" text:continue-numbering="true">
        <text:list-item>
          <text:p text:style-name="P101">La Web Application è l’interfaccia con l’Installatore, tramite la quale<text:s/>egli<text:s/>può immettere le misurazioni necessarie,<text:s/>visualizzare<text:s/>il modello in tempo<text:s/>reale e interagirvi.<text:s/><text:s/></text:p>
        </text:list-item>
      </text:list>
      <text:p text:style-name="P102">Dal lato server:</text:p>
      <text:list text:style-name="LFO1" text:continue-numbering="true">
        <text:list-item>
          <text:p text:style-name="P103"><text:span text:style-name="T104">Il Generatore di oggetti<text:s/></text:span><text:span text:style-name="T105">riceve le misure date dall’Installatore e<text:s/></text:span><text:span text:style-name="T106">fornisce gli elementi primitivi e il progetto in cui<text:s/></text:span><text:span text:style-name="T107">viene definito</text:span><text:span text:style-name="T108"><text:s/>come<text:s/></text:span><text:span text:style-name="T109">raggruppare i componenti</text:span><text:span text:style-name="T110">;</text:span></text:p>
        </text:list-item>
        <text:list-item>
          <text:p text:style-name="P111">La Libreria CAD si occupa del rendering degli oggetti di disegno, manipolati preventivamente dal<text:s/>Sistema<text:s/>per renderli compatibili con la Libreria stessa.</text:p>
        </text:list-item>
      </text:list>
      <text:p text:style-name="P112">La comunicazione dei dati tramite lato client server e lato client avviene tramite rete Internet.</text:p>
      <text:soft-page-break/>
      <text:h text:style-name="P113" text:outline-level="2"><text:span text:style-name="T114">2.2. Product Functions</text:span></text:h>
      <text:p text:style-name="P115">Il Sistema<text:s/>deve permettere all’Installatore di autenticarsi alla piattaforma. A questo punto<text:s/>l’utente potrà<text:s/>scegliere la tipologia di elevatore cui è interessato e<text:s/>inserire nel sistema le misure<text:s/>relative o riprendere un progetto precedentemente iniziato sul medesimo ambiente. Nel primo caso il sistema processa i dati inseriti e,<text:s/>se completi e coerenti,<text:s/>li fornirà al Generatore di progetti e oggetti di disegno.<text:s/></text:p>
      <text:p text:style-name="P116"><text:span text:style-name="T117">A questo punto il progetto, ottenuto dalle misure appena fornite o caricato dal database, viene renderizzato sul piano di disegno della Web Application grazie alla Libreria CAD.</text:span><text:s/></text:p>
      <text:p text:style-name="P118">L’Installatore può, quindi, usare i comandi forniti dall’interfaccia grafica della Web Application per verificare l’aspetto e le caratterisctiche del modello e fare le proprie valutazioni in materia. In particolare i comandi forniti sono:<text:s/><text:span text:style-name="T119">scale, drag, move, quote</text:span><text:span text:style-name="T120">.</text:span><text:s/><text:span text:style-name="T121">Viene, inoltre, permessa l’esportazione del progetto richiesto dal sito</text:span><text:span text:style-name="T122"><text:s/>in uno o più formati compatibili con i principali software di progettazione e modellazione.</text:span></text:p>
      <text:h text:style-name="P123" text:outline-level="2"><text:span text:style-name="T124">2.3. User Characteristics</text:span></text:h>
      <text:p text:style-name="P125"><text:span text:style-name="T126">Gli utenti...</text:span></text:p>
      <text:h text:style-name="P127" text:outline-level="2"><text:span text:style-name="T128">2.4. Constraints</text:span></text:h>
      <text:p text:style-name="P129"><text:span text:style-name="T130">I vincoli...</text:span></text:p>
      <text:p text:style-name="P131"/>
      <text:p text:style-name="P132"/>
      <text:p text:style-name="P133"/>
      <text:h text:style-name="P134" text:outline-level="1"><text:bookmark-start text:name="_svngh5vx6xy9"/><text:bookmark-end text:name="_svngh5vx6xy9"/></text:h>
      <text:p text:style-name="Standard"/>
      <text:h text:style-name="P135" text:outline-level="1"><text:bookmark-start text:name="_athz69tguzd2"/><text:bookmark-end text:name="_athz69tguzd2"/></text:h>
      <text:h text:style-name="P136" text:outline-level="1"><text:bookmark-start text:name="_edviraja7vmp"/><text:bookmark-end text:name="_edviraja7vmp"/><text:span text:style-name="T137">3.0. Requirements Specification</text:span></text:h>
      <text:p text:style-name="Standard"/>
      <text:p text:style-name="P138"><text:span text:style-name="T139">Scelta libreria (meglio gestione entità piuttosto che punti e linee, esportazione .dxf)</text:span></text:p>
      <text:p text:style-name="P140"><text:span text:style-name="T141">Lettura JSON da RESTcontroller</text:span></text:p>
      <text:p text:style-name="P142"><text:span text:style-name="T143"><text:tab/>Integrazione con libreria scelta (creare oggetti di disegno a<text:s/></text:span><text:span text:style-name="T144">partire dal json)</text:span></text:p>
      <text:p text:style-name="P145"><text:span text:style-name="T146"><text:tab/>Importazione degli oggetti java per creazione disegno</text:span></text:p>
      <text:p text:style-name="P147"><text:span text:style-name="T148"><text:tab/>Rendering su browser</text:span></text:p>
      <text:p text:style-name="P149"><text:span text:style-name="T150"><text:tab/>Manipolazione (scale, drag, move, quote ) del disegno</text:span></text:p>
      <text:p text:style-name="P151"><text:span text:style-name="T152">Prima fase 2D, poi magari sviluppo 3D (introduzione rotate)</text:span></text:p>
      <text:p text:style-name="P153"><text:span text:style-name="T154"><text:tab/>Autenticazione (priorità inferiore)</text:span></text:p>
      <text:p text:style-name="P155"><text:span text:style-name="T156"><text:tab/>Gestione</text:span><text:span text:style-name="T157"><text:s/>ruoli aziendali (diverse responsabilità) (priorità inferiore)</text:span></text:p>
      <text:p text:style-name="P158"><text:span text:style-name="T159"><text:tab/></text:span></text:p>
      <text:h text:style-name="P160" text:outline-level="2"><text:span text:style-name="T161">3.1. External Interfaces</text:span></text:h>
      <text:p text:style-name="P162"><text:span text:style-name="T163"><text:tab/></text:span></text:p>
      <text:p text:style-name="P164"><text:span text:style-name="T165"><text:tab/></text:span></text:p>
      <text:h text:style-name="P166" text:outline-level="2"><text:span text:style-name="T167">3.2. Use Cases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widows="0" fo:orphans="0"/>
      <style:text-properties fo:font-weight="bold" style:font-weight-asian="bold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widows="0" fo:orphans="0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Pièdipagina" style:display-name="Piè di pagina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stocommento" style:display-name="Testo commento" style:family="paragraph" style:parent-style-name="Normale">
      <style:text-properties style:font-name-complex="Mangal" fo:font-size="10pt" style:font-size-asian="10pt" style:font-size-complex="9pt" fo:hyphenate="false"/>
    </style:style>
    <style:style style:name="TestocommentoCarattere" style:display-name="Testo commento Carattere" style:family="text" style:parent-style-name="Car.predefinitoparagrafo">
      <style:text-properties style:font-name-complex="Mangal" fo:font-size="10pt" style:font-size-asian="10pt" style:font-size-complex="9pt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291in" fo:margin-bottom="0.5in" fo:margin-right="0.75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bottom="0.5in">
        <style:tab-stops>
          <style:tab-stop style:type="center" style:position="3in"/>
          <style:tab-stop style:type="right" style:position="6in"/>
        </style:tab-stops>
      </style:paragraph-properties>
    </style:style>
  </office:automatic-styles>
  <office:master-styles>
    <style:master-page style:name="MP0" style:page-layout-name="PL0">
      <style:footer>
        <text:p text:style-name="P2">AiLift SRS v1.0<text:tab/><text:page-number text:fixed="false">5</text:page-number><text:tab/>3/4/201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Enrico</dc:creator>
    <meta:creation-date>2017-03-29T12:30:00Z</meta:creation-date>
    <dc:date>2017-03-30T16:10:00Z</dc:date>
    <meta:template xlink:href="Normal.dotm" xlink:type="simple"/>
    <meta:editing-cycles>7</meta:editing-cycles>
    <meta:editing-duration>PT92820S</meta:editing-duration>
    <meta:document-statistic meta:page-count="6" meta:paragraph-count="12" meta:word-count="953" meta:character-count="6377" meta:row-count="45" meta:non-whitespace-character-count="5436"/>
  </office:meta>
</office:document-meta>
</file>